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Modifi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chorModifi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ModifierGui.modifyTestElement( TestElement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Modifi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chorModifierGui.AnchorModifi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